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Ain</text:p>
          </table:table-cell>
          <table:table-cell table:style-name="ce1" office:value-type="string" calcext:value-type="string">
            <text:p>Vread</text:p>
          </table:table-cell>
          <table:table-cell table:style-name="ce1" office:value-type="string" calcext:value-type="string">
            <text:p>Aread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Aout</text:p>
          </table:table-cell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out-read</text:p>
          </table:table-cell>
          <table:table-cell table:style-name="ce1" office:value-type="string" calcext:value-type="string">
            <text:p>Pout</text:p>
          </table:table-cell>
          <table:table-cell table:style-name="ce1" office:value-type="string" calcext:value-type="string">
            <text:p>CoP-read</text:p>
          </table:table-cell>
          <table:table-cell table:style-name="ce1" office:value-type="string" calcext:value-type="string">
            <text:p>CoP</text:p>
          </table:table-cell>
          <table:table-cell/>
          <table:table-cell table:style-name="ce1" office:value-type="string" calcext:value-type="string">
            <text:p>Verr %</text:p>
          </table:table-cell>
          <table:table-cell table:style-name="ce1" office:value-type="string" calcext:value-type="string">
            <text:p>Aerr %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043" calcext:value-type="float">
            <text:p>0.043</text:p>
          </table:table-cell>
          <table:table-cell/>
          <table:table-cell table:style-name="ce2" table:formula="of:=[.B2]*[.C2]" office:value-type="float" office:value="0.1352" calcext:value-type="float">
            <text:p>0.1352</text:p>
          </table:table-cell>
          <table:table-cell table:style-name="ce2" table:formula="of:=[.D2]*[.E2]" office:value-type="float" office:value="0.04356" calcext:value-type="float">
            <text:p>0.04356</text:p>
          </table:table-cell>
          <table:table-cell table:style-name="ce2" table:formula="of:=[.F2]*[.G2]" office:value-type="float" office:value="0.041452" calcext:value-type="float">
            <text:p>0.041452</text:p>
          </table:table-cell>
          <table:table-cell table:style-name="ce2" table:formula="of:=100*[.J2]/[.I2]" office:value-type="float" office:value="32.2189349112426" calcext:value-type="float">
            <text:p>32.2189349112426</text:p>
          </table:table-cell>
          <table:table-cell table:style-name="ce2" table:formula="of:=100*[.K2]/[.I2]" office:value-type="float" office:value="30.6597633136095" calcext:value-type="float">
            <text:p>30.6597633136095</text:p>
          </table:table-cell>
          <table:table-cell/>
          <table:table-cell table:style-name="ce3" table:formula="of:=([.D2]-[.F2])/([.F2])" office:value-type="percentage" office:value="0.0269709543568465" calcext:value-type="percentage">
            <text:p>2.70%</text:p>
          </table:table-cell>
          <table:table-cell table:style-name="ce3" table:formula="of:=([.E2]-[.G2])/([.G2])" office:value-type="percentage" office:value="0.0232558139534882" calcext:value-type="percentage">
            <text:p>2.33%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.968" calcext:value-type="float">
            <text:p>1.968</text:p>
          </table:table-cell>
          <table:table-cell table:style-name="ce1" office:value-type="float" office:value="0.0885" calcext:value-type="float">
            <text:p>0.0885</text:p>
          </table:table-cell>
          <table:table-cell/>
          <table:table-cell table:style-name="ce2" table:formula="of:=[.B3]*[.C3]" office:value-type="float" office:value="0.29064" calcext:value-type="float">
            <text:p>0.29064</text:p>
          </table:table-cell>
          <table:table-cell table:style-name="ce2" table:formula="of:=[.D3]*[.E3]" office:value-type="float" office:value="0.1791" calcext:value-type="float">
            <text:p>0.1791</text:p>
          </table:table-cell>
          <table:table-cell table:style-name="ce2" table:formula="of:=[.F3]*[.G3]" office:value-type="float" office:value="0.174168" calcext:value-type="float">
            <text:p>0.174168</text:p>
          </table:table-cell>
          <table:table-cell table:style-name="ce2" table:formula="of:=100*[.J3]/[.I3]" office:value-type="float" office:value="61.6226259289843" calcext:value-type="float">
            <text:p>61.6226259289843</text:p>
          </table:table-cell>
          <table:table-cell table:style-name="ce2" table:formula="of:=100*[.K3]/[.I3]" office:value-type="float" office:value="59.925681255161" calcext:value-type="float">
            <text:p>59.925681255161</text:p>
          </table:table-cell>
          <table:table-cell/>
          <table:table-cell table:style-name="ce3" table:formula="of:=([.D3]-[.F3])/([.F3])" office:value-type="percentage" office:value="0.0111788617886179" calcext:value-type="percentage">
            <text:p>1.12%</text:p>
          </table:table-cell>
          <table:table-cell table:style-name="ce3" table:formula="of:=([.E3]-[.G3])/([.G3])" office:value-type="percentage" office:value="0.0169491525423727" calcext:value-type="percentage">
            <text:p>1.69%</text:p>
          </table:table-cell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.175" calcext:value-type="float">
            <text:p>5.17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2.987" calcext:value-type="float">
            <text:p>2.987</text:p>
          </table:table-cell>
          <table:table-cell table:style-name="ce1" office:value-type="float" office:value="0.1345" calcext:value-type="float">
            <text:p>0.1345</text:p>
          </table:table-cell>
          <table:table-cell/>
          <table:table-cell table:style-name="ce2" table:formula="of:=[.B4]*[.C4]" office:value-type="float" office:value="0.56925" calcext:value-type="float">
            <text:p>0.56925</text:p>
          </table:table-cell>
          <table:table-cell table:style-name="ce2" table:formula="of:=[.D4]*[.E4]" office:value-type="float" office:value="0.40963" calcext:value-type="float">
            <text:p>0.40963</text:p>
          </table:table-cell>
          <table:table-cell table:style-name="ce2" table:formula="of:=[.F4]*[.G4]" office:value-type="float" office:value="0.4017515" calcext:value-type="float">
            <text:p>0.4017515</text:p>
          </table:table-cell>
          <table:table-cell table:style-name="ce2" table:formula="of:=100*[.J4]/[.I4]" office:value-type="float" office:value="71.959595959596" calcext:value-type="float">
            <text:p>71.959595959596</text:p>
          </table:table-cell>
          <table:table-cell table:style-name="ce2" table:formula="of:=100*[.K4]/[.I4]" office:value-type="float" office:value="70.5755819060167" calcext:value-type="float">
            <text:p>70.5755819060167</text:p>
          </table:table-cell>
          <table:table-cell/>
          <table:table-cell table:style-name="ce3" table:formula="of:=([.D4]-[.F4])/([.F4])" office:value-type="percentage" office:value="0.00100435219283566" calcext:value-type="percentage">
            <text:p>0.10%</text:p>
          </table:table-cell>
          <table:table-cell table:style-name="ce3" table:formula="of:=([.E4]-[.G4])/([.G4])" office:value-type="percentage" office:value="0.0185873605947956" calcext:value-type="percentage">
            <text:p>1.86%</text:p>
          </table:table-cell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.155" calcext:value-type="float">
            <text:p>5.15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83" calcext:value-type="float">
            <text:p>0.183</text:p>
          </table:table-cell>
          <table:table-cell table:style-name="ce1" office:value-type="float" office:value="3.958" calcext:value-type="float">
            <text:p>3.958</text:p>
          </table:table-cell>
          <table:table-cell table:style-name="ce1" office:value-type="float" office:value="0.178" calcext:value-type="float">
            <text:p>0.178</text:p>
          </table:table-cell>
          <table:table-cell/>
          <table:table-cell table:style-name="ce2" table:formula="of:=[.B5]*[.C5]" office:value-type="float" office:value="0.9279" calcext:value-type="float">
            <text:p>0.9279</text:p>
          </table:table-cell>
          <table:table-cell table:style-name="ce2" table:formula="of:=[.D5]*[.E5]" office:value-type="float" office:value="0.732" calcext:value-type="float">
            <text:p>0.732</text:p>
          </table:table-cell>
          <table:table-cell table:style-name="ce2" table:formula="of:=[.F5]*[.G5]" office:value-type="float" office:value="0.704524" calcext:value-type="float">
            <text:p>0.704524</text:p>
          </table:table-cell>
          <table:table-cell table:style-name="ce2" table:formula="of:=100*[.J5]/[.I5]" office:value-type="float" office:value="78.8878111865503" calcext:value-type="float">
            <text:p>78.8878111865503</text:p>
          </table:table-cell>
          <table:table-cell table:style-name="ce2" table:formula="of:=100*[.K5]/[.I5]" office:value-type="float" office:value="75.9267162409742" calcext:value-type="float">
            <text:p>75.9267162409742</text:p>
          </table:table-cell>
          <table:table-cell/>
          <table:table-cell table:style-name="ce3" table:formula="of:=([.D5]-[.F5])/([.F5])" office:value-type="percentage" office:value="0.0106114199090449" calcext:value-type="percentage">
            <text:p>1.06%</text:p>
          </table:table-cell>
          <table:table-cell table:style-name="ce3" table:formula="of:=([.E5]-[.G5])/([.G5])" office:value-type="percentage" office:value="0.0280898876404495" calcext:value-type="percentage">
            <text:p>2.81%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.129" calcext:value-type="float">
            <text:p>5.129</text:p>
          </table:table-cell>
          <table:table-cell table:style-name="ce1" office:value-type="float" office:value="0.271" calcext:value-type="float">
            <text:p>0.271</text:p>
          </table:table-cell>
          <table:table-cell table:style-name="ce1" office:value-type="float" office:value="4.99" calcext:value-type="float">
            <text:p>4.99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0.222" calcext:value-type="float">
            <text:p>0.222</text:p>
          </table:table-cell>
          <table:table-cell/>
          <table:table-cell table:style-name="ce2" table:formula="of:=[.B6]*[.C6]" office:value-type="float" office:value="1.389959" calcext:value-type="float">
            <text:p>1.389959</text:p>
          </table:table-cell>
          <table:table-cell table:style-name="ce2" table:formula="of:=[.D6]*[.E6]" office:value-type="float" office:value="1.13772" calcext:value-type="float">
            <text:p>1.13772</text:p>
          </table:table-cell>
          <table:table-cell table:style-name="ce2" table:formula="of:=[.F6]*[.G6]" office:value-type="float" office:value="1.09668" calcext:value-type="float">
            <text:p>1.09668</text:p>
          </table:table-cell>
          <table:table-cell table:style-name="ce2" table:formula="of:=100*[.J6]/[.I6]" office:value-type="float" office:value="81.852774074631" calcext:value-type="float">
            <text:p>81.852774074631</text:p>
          </table:table-cell>
          <table:table-cell table:style-name="ce2" table:formula="of:=100*[.K6]/[.I6]" office:value-type="float" office:value="78.9001689977906" calcext:value-type="float">
            <text:p>78.9001689977906</text:p>
          </table:table-cell>
          <table:table-cell/>
          <table:table-cell table:style-name="ce3" table:formula="of:=([.D6]-[.F6])/([.F6])" office:value-type="percentage" office:value="0.0101214574898785" calcext:value-type="percentage">
            <text:p>1.01%</text:p>
          </table:table-cell>
          <table:table-cell table:style-name="ce3" table:formula="of:=([.E6]-[.G6])/([.G6])" office:value-type="percentage" office:value="0.027027027027027" calcext:value-type="percentage">
            <text:p>2.70%</text:p>
          </table:table-cell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.095" calcext:value-type="float">
            <text:p>5.095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5.99" calcext:value-type="float">
            <text:p>5.99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5.939" calcext:value-type="float">
            <text:p>5.939</text:p>
          </table:table-cell>
          <table:table-cell table:style-name="ce1" office:value-type="float" office:value="0.267" calcext:value-type="float">
            <text:p>0.267</text:p>
          </table:table-cell>
          <table:table-cell/>
          <table:table-cell table:style-name="ce2" table:formula="of:=[.B7]*[.C7]" office:value-type="float" office:value="1.98705" calcext:value-type="float">
            <text:p>1.98705</text:p>
          </table:table-cell>
          <table:table-cell table:style-name="ce2" table:formula="of:=[.D7]*[.E7]" office:value-type="float" office:value="1.64725" calcext:value-type="float">
            <text:p>1.64725</text:p>
          </table:table-cell>
          <table:table-cell table:style-name="ce2" table:formula="of:=[.F7]*[.G7]" office:value-type="float" office:value="1.585713" calcext:value-type="float">
            <text:p>1.585713</text:p>
          </table:table-cell>
          <table:table-cell table:style-name="ce2" table:formula="of:=100*[.J7]/[.I7]" office:value-type="float" office:value="82.8992727913238" calcext:value-type="float">
            <text:p>82.8992727913238</text:p>
          </table:table-cell>
          <table:table-cell table:style-name="ce2" table:formula="of:=100*[.K7]/[.I7]" office:value-type="float" office:value="79.8023703480033" calcext:value-type="float">
            <text:p>79.8023703480033</text:p>
          </table:table-cell>
          <table:table-cell/>
          <table:table-cell table:style-name="ce3" table:formula="of:=([.D7]-[.F7])/([.F7])" office:value-type="percentage" office:value="0.00858730425997645" calcext:value-type="percentage">
            <text:p>0.86%</text:p>
          </table:table-cell>
          <table:table-cell table:style-name="ce3" table:formula="of:=([.E7]-[.G7])/([.G7])" office:value-type="percentage" office:value="0.0299625468164794" calcext:value-type="percentage">
            <text:p>3.00%</text:p>
          </table:table-cell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0.312" calcext:value-type="float">
            <text:p>0.312</text:p>
          </table:table-cell>
          <table:table-cell/>
          <table:table-cell table:style-name="ce2" table:formula="of:=[.B8]*[.C8]" office:value-type="float" office:value="2.71185" calcext:value-type="float">
            <text:p>2.71185</text:p>
          </table:table-cell>
          <table:table-cell table:style-name="ce2" table:formula="of:=[.D8]*[.E8]" office:value-type="float" office:value="2.254" calcext:value-type="float">
            <text:p>2.254</text:p>
          </table:table-cell>
          <table:table-cell table:style-name="ce2" table:formula="of:=[.F8]*[.G8]" office:value-type="float" office:value="2.17152" calcext:value-type="float">
            <text:p>2.17152</text:p>
          </table:table-cell>
          <table:table-cell table:style-name="ce2" table:formula="of:=100*[.J8]/[.I8]" office:value-type="float" office:value="83.1166915574239" calcext:value-type="float">
            <text:p>83.1166915574239</text:p>
          </table:table-cell>
          <table:table-cell table:style-name="ce2" table:formula="of:=100*[.K8]/[.I8]" office:value-type="float" office:value="80.0752253996349" calcext:value-type="float">
            <text:p>80.0752253996349</text:p>
          </table:table-cell>
          <table:table-cell/>
          <table:table-cell table:style-name="ce3" table:formula="of:=([.D8]-[.F8])/([.F8])" office:value-type="percentage" office:value="0.00574712643678161" calcext:value-type="percentage">
            <text:p>0.57%</text:p>
          </table:table-cell>
          <table:table-cell table:style-name="ce3" table:formula="of:=([.E8]-[.G8])/([.G8])" office:value-type="percentage" office:value="0.0320512820512821" calcext:value-type="percentage">
            <text:p>3.21%</text:p>
          </table:table-cell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005" calcext:value-type="float">
            <text:p>5.005</text:p>
          </table:table-cell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7.89" calcext:value-type="float">
            <text:p>7.89</text:p>
          </table:table-cell>
          <table:table-cell table:style-name="ce1" office:value-type="float" office:value="0.354" calcext:value-type="float">
            <text:p>0.354</text:p>
          </table:table-cell>
          <table:table-cell/>
          <table:table-cell table:style-name="ce2" table:formula="of:=[.B9]*[.C9]" office:value-type="float" office:value="3.528525" calcext:value-type="float">
            <text:p>3.528525</text:p>
          </table:table-cell>
          <table:table-cell table:style-name="ce2" table:formula="of:=[.D9]*[.E9]" office:value-type="float" office:value="2.91635" calcext:value-type="float">
            <text:p>2.91635</text:p>
          </table:table-cell>
          <table:table-cell table:style-name="ce2" table:formula="of:=[.F9]*[.G9]" office:value-type="float" office:value="2.79306" calcext:value-type="float">
            <text:p>2.79306</text:p>
          </table:table-cell>
          <table:table-cell table:style-name="ce2" table:formula="of:=100*[.J9]/[.I9]" office:value-type="float" office:value="82.6506826506827" calcext:value-type="float">
            <text:p>82.6506826506827</text:p>
          </table:table-cell>
          <table:table-cell table:style-name="ce2" table:formula="of:=100*[.K9]/[.I9]" office:value-type="float" office:value="79.1565880927583" calcext:value-type="float">
            <text:p>79.1565880927583</text:p>
          </table:table-cell>
          <table:table-cell/>
          <table:table-cell table:style-name="ce3" table:formula="of:=([.D9]-[.F9])/([.F9])" office:value-type="percentage" office:value="0.0126742712294044" calcext:value-type="percentage">
            <text:p>1.27%</text:p>
          </table:table-cell>
          <table:table-cell table:style-name="ce3" table:formula="of:=([.E9]-[.G9])/([.G9])" office:value-type="percentage" office:value="0.0310734463276836" calcext:value-type="percentage">
            <text:p>3.11%</text:p>
          </table:table-cell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0.399" calcext:value-type="float">
            <text:p>0.399</text:p>
          </table:table-cell>
          <table:table-cell/>
          <table:table-cell table:style-name="ce2" table:formula="of:=[.B10]*[.C10]" office:value-type="float" office:value="4.56456" calcext:value-type="float">
            <text:p>4.56456</text:p>
          </table:table-cell>
          <table:table-cell table:style-name="ce2" table:formula="of:=[.D10]*[.E10]" office:value-type="float" office:value="3.70388" calcext:value-type="float">
            <text:p>3.70388</text:p>
          </table:table-cell>
          <table:table-cell table:style-name="ce2" table:formula="of:=[.F10]*[.G10]" office:value-type="float" office:value="3.5511" calcext:value-type="float">
            <text:p>3.5511</text:p>
          </table:table-cell>
          <table:table-cell table:style-name="ce2" table:formula="of:=100*[.J10]/[.I10]" office:value-type="float" office:value="81.144294302189" calcext:value-type="float">
            <text:p>81.144294302189</text:p>
          </table:table-cell>
          <table:table-cell table:style-name="ce2" table:formula="of:=100*[.K10]/[.I10]" office:value-type="float" office:value="77.7972027972028" calcext:value-type="float">
            <text:p>77.7972027972028</text:p>
          </table:table-cell>
          <table:table-cell/>
          <table:table-cell table:style-name="ce3" table:formula="of:=([.D10]-[.F10])/([.F10])" office:value-type="percentage" office:value="0.0101123595505618" calcext:value-type="percentage">
            <text:p>1.01%</text:p>
          </table:table-cell>
          <table:table-cell table:style-name="ce3" table:formula="of:=([.E10]-[.G10])/([.G10])" office:value-type="percentage" office:value="0.0325814536340852" calcext:value-type="percentage">
            <text:p>3.26%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87" calcext:value-type="float">
            <text:p>4.87</text:p>
          </table:table-cell>
          <table:table-cell table:style-name="ce1" office:value-type="float" office:value="1.198" calcext:value-type="float">
            <text:p>1.198</text:p>
          </table:table-cell>
          <table:table-cell table:style-name="ce1" office:value-type="float" office:value="9.997" calcext:value-type="float">
            <text:p>9.997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0.442" calcext:value-type="float">
            <text:p>0.442</text:p>
          </table:table-cell>
          <table:table-cell/>
          <table:table-cell table:style-name="ce2" table:formula="of:=[.B11]*[.C11]" office:value-type="float" office:value="5.83426" calcext:value-type="float">
            <text:p>5.83426</text:p>
          </table:table-cell>
          <table:table-cell table:style-name="ce2" table:formula="of:=[.D11]*[.E11]" office:value-type="float" office:value="4.578626" calcext:value-type="float">
            <text:p>4.578626</text:p>
          </table:table-cell>
          <table:table-cell table:style-name="ce2" table:formula="of:=[.F11]*[.G11]" office:value-type="float" office:value="4.37138" calcext:value-type="float">
            <text:p>4.37138</text:p>
          </table:table-cell>
          <table:table-cell table:style-name="ce2" table:formula="of:=100*[.J11]/[.I11]" office:value-type="float" office:value="78.4782645956814" calcext:value-type="float">
            <text:p>78.4782645956814</text:p>
          </table:table-cell>
          <table:table-cell table:style-name="ce2" table:formula="of:=100*[.K11]/[.I11]" office:value-type="float" office:value="74.926040320452" calcext:value-type="float">
            <text:p>74.926040320452</text:p>
          </table:table-cell>
          <table:table-cell/>
          <table:table-cell table:style-name="ce3" table:formula="of:=([.D11]-[.F11])/([.F11])" office:value-type="percentage" office:value="0.010819009100101" calcext:value-type="percentage">
            <text:p>1.08%</text:p>
          </table:table-cell>
          <table:table-cell table:style-name="ce3" table:formula="of:=([.E11]-[.G11])/([.G11])" office:value-type="percentage" office:value="0.0361990950226245" calcext:value-type="percentage">
            <text:p>3.62%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756" calcext:value-type="float">
            <text:p>4.756</text:p>
          </table:table-cell>
          <table:table-cell table:style-name="ce1" office:value-type="float" office:value="1.598" calcext:value-type="float">
            <text:p>1.598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float" office:value="10.93" calcext:value-type="float">
            <text:p>10.93</text:p>
          </table:table-cell>
          <table:table-cell table:style-name="ce1" office:value-type="float" office:value="0.487" calcext:value-type="float">
            <text:p>0.487</text:p>
          </table:table-cell>
          <table:table-cell/>
          <table:table-cell table:style-name="ce2" table:formula="of:=[.B12]*[.C12]" office:value-type="float" office:value="7.600088" calcext:value-type="float">
            <text:p>7.600088</text:p>
          </table:table-cell>
          <table:table-cell table:style-name="ce2" table:formula="of:=[.D12]*[.E12]" office:value-type="float" office:value="5.56686" calcext:value-type="float">
            <text:p>5.56686</text:p>
          </table:table-cell>
          <table:table-cell table:style-name="ce2" table:formula="of:=[.F12]*[.G12]" office:value-type="float" office:value="5.32291" calcext:value-type="float">
            <text:p>5.32291</text:p>
          </table:table-cell>
          <table:table-cell table:style-name="ce2" table:formula="of:=100*[.J12]/[.I12]" office:value-type="float" office:value="73.2473097679922" calcext:value-type="float">
            <text:p>73.2473097679922</text:p>
          </table:table-cell>
          <table:table-cell table:style-name="ce2" table:formula="of:=100*[.K12]/[.I12]" office:value-type="float" office:value="70.0374785134067" calcext:value-type="float">
            <text:p>70.0374785134067</text:p>
          </table:table-cell>
          <table:table-cell/>
          <table:table-cell table:style-name="ce3" table:formula="of:=([.D12]-[.F12])/([.F12])" office:value-type="percentage" office:value="0.00457456541628552" calcext:value-type="percentage">
            <text:p>0.46%</text:p>
          </table:table-cell>
          <table:table-cell table:style-name="ce3" table:formula="of:=([.E12]-[.G12])/([.G12])" office:value-type="percentage" office:value="0.0410677618069816" calcext:value-type="percentage">
            <text:p>4.11%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H33" table:end-x="0.17pt" table:end-y="8.96pt" draw:z-index="0" draw:name="Chart 1" draw:style-name="gr1" draw:text-style-name="P1" svg:width="449.97pt" svg:height="278.22pt" svg:x="41.24pt" svg:y="14.26pt">
              <draw:object draw:notify-on-update-of-ranges="Sheet1.A2:Sheet1.A13 Sheet1.M1:Sheet1.M1 Sheet1.M2:Sheet1.M12 Sheet1.L1:Sheet1.L1 Sheet1.L2:Sheet1.L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N33" table:end-x="39.57pt" table:end-y="3.71pt" draw:z-index="1" draw:name="Chart 2" draw:style-name="gr1" draw:text-style-name="P1" svg:width="449.97pt" svg:height="278.22pt" svg:x="10.49pt" svg:y="9.01pt">
              <draw:object draw:notify-on-update-of-ranges="Sheet1.G2:Sheet1.G13 Sheet1.M1:Sheet1.M1 Sheet1.M2:Sheet1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36cm" style:legend-expansion="high" chart:style-name="ch2"/>
        <chart:plot-area chart:style-name="ch3" table:cell-range-address="Sheet1.A2:Sheet1.A13 Sheet1.L1:Sheet1.M12" chart:data-source-has-labels="both" svg:x="1.377cm" svg:y="0.196cm" svg:width="11.408cm" svg:height="8.394cm">
          <chartooo:coordinate-region svg:x="1.848cm" svg:y="0.395cm" svg:width="10.751cm" svg:height="7.698cm"/>
          <chart:axis chart:dimension="x" chart:name="primary-x" chart:style-name="ch4" chartooo:axis-type="text">
            <chart:title svg:x="4.688cm" svg:y="8.787cm" chart:style-name="ch5">
              <text:p>Output Voltage (V) (22Ω Load)</text:p>
            </chart:title>
            <chart:categories table:cell-range-address="Sheet1.A2:Sheet1.A13"/>
          </chart:axis>
          <chart:axis chart:dimension="y" chart:name="primary-y" chart:style-name="ch6">
            <chart:title svg:x="0.451cm" svg:y="5.105cm" chart:style-name="ch7">
              <text:p>CoP (%)</text:p>
            </chart:title>
            <chart:grid chart:style-name="ch8" chart:class="major"/>
          </chart:axis>
          <chart:series chart:style-name="ch9" chart:values-cell-range-address="Sheet1.M2:Sheet1.M12" chart:label-cell-address="Sheet1.M1:Sheet1.M1" chart:class="chart:line">
            <chart:data-point chart:repeated="5"/>
            <chart:data-point chart:style-name="ch10"/>
            <chart:data-point chart:repeated="5"/>
          </chart:series>
          <chart:series chart:style-name="ch11" chart:values-cell-range-address="Sheet1.L2:Sheet1.L12" chart:label-cell-address="Sheet1.L1:Sheet1.L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</text:p>
                <draw:g>
                  <svg:desc>Sheet1.M1:Sheet1.M1</svg:desc>
                </draw:g>
              </table:table-cell>
              <table:table-cell office:value-type="string">
                <text:p>CoP-rea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30.6597633136095">
                <text:p>30.6597633136095</text:p>
                <draw:g>
                  <svg:desc>Sheet1.M2:Sheet1.M12</svg:desc>
                </draw:g>
              </table:table-cell>
              <table:table-cell office:value-type="float" office:value="32.2189349112426">
                <text:p>32.2189349112426</text:p>
                <draw:g>
                  <svg:desc>Sheet1.L2:Sheet1.L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.925681255161">
                <text:p>59.925681255161</text:p>
              </table:table-cell>
              <table:table-cell office:value-type="float" office:value="61.6226259289843">
                <text:p>61.62262592898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5755819060167">
                <text:p>70.5755819060167</text:p>
              </table:table-cell>
              <table:table-cell office:value-type="float" office:value="71.959595959596">
                <text:p>71.9595959595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.9267162409742">
                <text:p>75.9267162409742</text:p>
              </table:table-cell>
              <table:table-cell office:value-type="float" office:value="78.8878111865503">
                <text:p>78.88781118655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9001689977906">
                <text:p>78.9001689977906</text:p>
              </table:table-cell>
              <table:table-cell office:value-type="float" office:value="81.852774074631">
                <text:p>81.852774074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8023703480033">
                <text:p>79.8023703480033</text:p>
              </table:table-cell>
              <table:table-cell office:value-type="float" office:value="82.8992727913238">
                <text:p>82.8992727913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.0752253996349">
                <text:p>80.0752253996349</text:p>
              </table:table-cell>
              <table:table-cell office:value-type="float" office:value="83.1166915574239">
                <text:p>83.11669155742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1565880927583">
                <text:p>79.1565880927583</text:p>
              </table:table-cell>
              <table:table-cell office:value-type="float" office:value="82.6506826506827">
                <text:p>82.65068265068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7.7972027972028">
                <text:p>77.7972027972028</text:p>
              </table:table-cell>
              <table:table-cell office:value-type="float" office:value="81.144294302189">
                <text:p>81.1442943021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.926040320452">
                <text:p>74.926040320452</text:p>
              </table:table-cell>
              <table:table-cell office:value-type="float" office:value="78.4782645956814">
                <text:p>78.47826459568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0374785134067">
                <text:p>70.0374785134067</text:p>
              </table:table-cell>
              <table:table-cell office:value-type="float" office:value="73.2473097679922">
                <text:p>73.2473097679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87cm" svg:y="4.609cm" style:legend-expansion="high" chart:style-name="ch2"/>
        <chart:plot-area chart:style-name="ch3" table:cell-range-address="Sheet1.G2:Sheet1.G13 Sheet1.M1:Sheet1.M12" chart:data-source-has-labels="both" svg:x="1.377cm" svg:y="0.196cm" svg:width="12.176cm" svg:height="8.394cm">
          <chartooo:coordinate-region svg:x="1.848cm" svg:y="0.395cm" svg:width="11.28cm" svg:height="7.698cm"/>
          <chart:axis chart:dimension="x" chart:name="primary-x" chart:style-name="ch4" chartooo:axis-type="text">
            <chart:title svg:x="5.998cm" svg:y="8.787cm" chart:style-name="ch5">
              <text:p>Output Current (A)</text:p>
            </chart:title>
            <chart:categories table:cell-range-address="Sheet1.G2:Sheet1.G13"/>
          </chart:axis>
          <chart:axis chart:dimension="y" chart:name="primary-y" chart:style-name="ch6">
            <chart:title svg:x="0.451cm" svg:y="5.105cm" chart:style-name="ch7">
              <text:p>CoP (%)</text:p>
            </chart:title>
            <chart:grid chart:style-name="ch8" chart:class="major"/>
          </chart:axis>
          <chart:series chart:style-name="ch9" chart:values-cell-range-address="Sheet1.M2:Sheet1.M12" chart:label-cell-address="Sheet1.M1:Sheet1.M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.043">
                <text:p>0.043</text:p>
                <draw:g>
                  <svg:desc>Sheet1.G2:Sheet1.G13</svg:desc>
                </draw:g>
              </table:table-cell>
              <table:table-cell office:value-type="float" office:value="30.6597633136095">
                <text:p>30.6597633136095</text:p>
                <draw:g>
                  <svg:desc>Sheet1.M2:Sheet1.M12</svg:desc>
                </draw:g>
              </table:table-cell>
            </table:table-row>
            <table:table-row>
              <table:table-cell office:value-type="float" office:value="0.0885">
                <text:p>0.0885</text:p>
              </table:table-cell>
              <table:table-cell office:value-type="float" office:value="59.925681255161">
                <text:p>59.925681255161</text:p>
              </table:table-cell>
            </table:table-row>
            <table:table-row>
              <table:table-cell office:value-type="float" office:value="0.1345">
                <text:p>0.1345</text:p>
              </table:table-cell>
              <table:table-cell office:value-type="float" office:value="70.5755819060167">
                <text:p>70.5755819060167</text:p>
              </table:table-cell>
            </table:table-row>
            <table:table-row>
              <table:table-cell office:value-type="float" office:value="0.178">
                <text:p>0.178</text:p>
              </table:table-cell>
              <table:table-cell office:value-type="float" office:value="75.9267162409742">
                <text:p>75.9267162409742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78.9001689977906">
                <text:p>78.9001689977906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79.8023703480033">
                <text:p>79.8023703480033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80.0752253996349">
                <text:p>80.0752253996349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79.1565880927583">
                <text:p>79.1565880927583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77.7972027972028">
                <text:p>77.7972027972028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74.926040320452">
                <text:p>74.926040320452</text:p>
              </table:table-cell>
            </table:table-row>
            <table:table-row>
              <table:table-cell office:value-type="float" office:value="0.487">
                <text:p>0.487</text:p>
              </table:table-cell>
              <table:table-cell office:value-type="float" office:value="70.0374785134067">
                <text:p>70.0374785134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